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language="ca" fo:country="ES"/>
    </style:style>
    <style:style style:name="P2" style:family="paragraph" style:parent-style-name="Standard">
      <style:text-properties style:font-name="Helvetica" fo:font-size="14pt" fo:language="ca" fo:country="ES" fo:font-weight="bold" style:font-size-asian="14pt" style:font-weight-asian="bold"/>
    </style:style>
    <style:style style:name="P3" style:family="paragraph" style:parent-style-name="Standard">
      <style:text-properties style:font-name="Helvetica" fo:font-size="11pt" fo:language="ca" fo:country="ES" style:font-size-asian="11pt" style:font-size-complex="11pt"/>
    </style:style>
    <style:style style:name="P4" style:family="paragraph" style:parent-style-name="Standard">
      <style:text-properties style:font-name="Helvetica" fo:font-size="11pt" fo:language="ca" fo:country="ES" fo:font-weight="bold" style:font-size-asian="11pt" style:font-weight-asian="bold" style:font-size-complex="11pt"/>
    </style:style>
    <style:style style:name="P5" style:family="paragraph" style:parent-style-name="Standard">
      <style:paragraph-properties fo:margin-left="1.249cm" fo:margin-right="0cm" fo:text-indent="0cm" style:auto-text-indent="false"/>
      <style:text-properties style:font-name="Helvetica" fo:language="ca" fo:country="ES"/>
    </style:style>
    <style:style style:name="P6" style:family="paragraph" style:parent-style-name="Heading_20_2" style:master-page-name="Standard"/>
    <style:style style:name="P7" style:family="paragraph" style:parent-style-name="Heading_20_3">
      <style:text-properties fo:font-variant="small-caps"/>
    </style:style>
    <style:style style:name="P8" style:family="paragraph" style:parent-style-name="Standard" style:list-style-name="Numbering_20_1"/>
    <style:style style:name="P9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0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1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2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3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4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5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6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7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8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9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0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1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2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3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4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5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6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7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8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29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30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31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32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33" style:family="paragraph" style:parent-style-name="Standard" style:list-style-name="Numbering_20_1">
      <style:text-properties style:font-name="Helvetica" fo:language="ca" fo:country="ES"/>
    </style:style>
    <style:style style:name="T1" style:family="text">
      <style:text-properties style:font-name="Helvetica" fo:font-size="11pt" fo:language="ca" fo:country="ES" style:font-size-asian="11pt" style:font-size-complex="11pt"/>
    </style:style>
    <style:style style:name="T2" style:family="text">
      <style:text-properties style:font-name="Helvetica" fo:font-size="11pt" fo:language="ca" fo:country="ES" fo:font-style="italic" fo:font-weight="bold" style:font-size-asian="11pt" style:font-style-asian="italic" style:font-weight-asian="bold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Cancel·lar comanda</text:h>
      <text:p text:style-name="P2">Actor</text:p>
      <text:p text:style-name="P5">Gestor de comandes</text:p>
      <text:p text:style-name="P5">Client</text:p>
      <text:p text:style-name="P1">Precondicions</text:p>
      <text:p text:style-name="P1">L’usuari, ja sigui el gestor de comandes o el client, està registrat al sistema.</text:p>
      <text:p text:style-name="P1">Fluxe principal</text:p>
      <text:list text:style-name="Numbering_20_1">
        <text:list-item>
          <text:p text:style-name="P8"><text:span text:style-name="T1">L’usuari</text:span><text:span text:style-name="T1"> es troba identificat al sistema i selecciona de cancel·lar una comanda</text:span></text:p>
        </text:list-item>
        <text:list-item>
          <text:p text:style-name="P9">L’usuari introdueix la informació de la comanda que vol cancel·lar.</text:p>
        </text:list-item>
        <text:list-item>
          <text:p text:style-name="P9">En el cas que només existeixi una comanda passa directament al pas X del fluxe principal.</text:p>
        </text:list-item>
        <text:list-item>
          <text:p text:style-name="P9">El sistema mostra un llistat amb totes les comandes que compleixen les restriccions introduides per l’usuari.</text:p>
        </text:list-item>
        <text:list-item>
          <text:p text:style-name="P9">L’usuari sel·lecciona la comanda que vol cancel·lar.</text:p>
        </text:list-item>
        <text:list-item>
          <text:p text:style-name="P9">El sistema mostra la informació completa d’aquella comanda</text:p>
        </text:list-item>
        <text:list-item>
          <text:p text:style-name="P9">L’usuari confirma que vol cancel·lar aquella comanda</text:p>
        </text:list-item>
        <text:list-item>
          <text:p text:style-name="P9">El sistema confirma la cancel·lació</text:p>
        </text:list-item>
        <text:list-item>
          <text:p text:style-name="P33">El cas d’ús acaba</text:p>
        </text:list-item>
      </text:list>
      <text:p text:style-name="P2">Fluxe alternatius</text:p>
      <text:p text:style-name="P3">No existeix cap comanda amb aquest identificador</text:p>
      <text:list text:style-name="Numbering_20_1" text:continue-numbering="true">
        <text:list-item>
          <text:p text:style-name="P9">El sistema informa a l’usuari que no existeix cap comanda amb aquest identificador</text:p>
        </text:list-item>
        <text:list-item>
          <text:p text:style-name="P9">Torna al pas 2 del fluxe pricipal</text:p>
        </text:list-item>
      </text:list>
      <text:p text:style-name="P3">Falten dades</text:p>
      <text:list text:style-name="Numbering_20_1" text:continue-numbering="true">
        <text:list-item>
          <text:p text:style-name="P9">El sistema informa a l’usuari que les dades introduides no estan completes</text:p>
        </text:list-item>
        <text:list-item>
          <text:p text:style-name="P9">Torna al pas 2 del fluxe principal</text:p>
        </text:list-item>
      </text:list>
      <text:p text:style-name="P4">No es permet cancel·lar</text:p>
      <text:list text:style-name="Numbering_20_1" text:continue-numbering="true">
        <text:list-item>
          <text:p text:style-name="P9">El sistema informa a l’usuari que la comanda que vol cancel·lar no es pot cancel·lar</text:p>
        </text:list-item>
        <text:list-item>
          <text:p text:style-name="P9">Acaba el cas d’ú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13T08:54:56</dc:date>
    <dc:language>es-ES</dc:language>
    <meta:editing-cycles>7</meta:editing-cycles>
    <meta:editing-duration>PT1H45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182" meta:character-count="1137"/>
  </office:meta>
</office:document-meta>
</file>